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b8319" officeooo:paragraph-rsid="0039f0ec" style:font-weight-asian="normal" style:font-weight-complex="normal"/>
    </style:style>
    <style:style style:name="P2"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d6cec" officeooo:paragraph-rsid="003d6cec" style:font-weight-asian="normal" style:font-weight-complex="normal"/>
    </style:style>
    <style:style style:name="P3"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f2e98" officeooo:paragraph-rsid="003f2e98"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f2e98" officeooo:paragraph-rsid="004c0be4" style:font-weight-asian="normal" style:font-weight-complex="normal"/>
    </style:style>
    <style:style style:name="P5"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52dc2" officeooo:paragraph-rsid="004c0be4" style:font-weight-asian="normal" style:font-weight-complex="normal"/>
    </style:style>
    <style:style style:name="P6"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52dc2" officeooo:paragraph-rsid="00452dc2" style:font-weight-asian="normal" style:font-weight-complex="normal"/>
    </style:style>
    <style:style style:name="P7"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608f5" officeooo:paragraph-rsid="00452dc2"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608f5" officeooo:paragraph-rsid="004608f5"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63a7d" officeooo:paragraph-rsid="00463a7d"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8f5d9" officeooo:paragraph-rsid="0048f5d9"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8f5d9" officeooo:paragraph-rsid="004a4256"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a4256" officeooo:paragraph-rsid="004a4256"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9f0ec" officeooo:paragraph-rsid="0039f0ec"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12e23" officeooo:paragraph-rsid="00412e23"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d9445" officeooo:paragraph-rsid="004d9445" style:font-weight-asian="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440e5" officeooo:paragraph-rsid="005440e5" style:font-weight-asian="normal" style:font-weight-complex="normal"/>
    </style:style>
    <style:style style:name="P17"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5d709" officeooo:paragraph-rsid="0055d709" style:font-weight-asian="normal" style:font-weight-complex="normal"/>
    </style:style>
    <style:style style:name="P18"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630ad" officeooo:paragraph-rsid="005630ad" style:font-weight-asian="normal" style:font-weight-complex="normal"/>
    </style:style>
    <style:style style:name="P19"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71c5c" officeooo:paragraph-rsid="00571c5c" style:font-weight-asian="normal" style:font-weight-complex="normal"/>
    </style:style>
    <style:style style:name="P20"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8a365" officeooo:paragraph-rsid="0058a365" style:font-weight-asian="normal" style:font-weight-complex="normal"/>
    </style:style>
    <style:style style:name="P21"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9731f" officeooo:paragraph-rsid="0059731f" style:font-weight-asian="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ae8ce" officeooo:paragraph-rsid="005ae8ce" style:font-weight-asian="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bce7e" officeooo:paragraph-rsid="005bce7e" style:font-weight-asian="normal" style:font-weight-complex="normal"/>
    </style:style>
    <style:style style:name="P24"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c5fc3" officeooo:paragraph-rsid="005c5fc3"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dee4f" officeooo:paragraph-rsid="005dee4f" style:font-weight-asian="normal" style:font-weight-complex="normal"/>
    </style:style>
    <style:style style:name="P26"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bold" officeooo:rsid="004608f5" officeooo:paragraph-rsid="004608f5"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bold" officeooo:rsid="0039f0ec" officeooo:paragraph-rsid="0039f0ec"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bold" officeooo:rsid="005dee4f" officeooo:paragraph-rsid="005dee4f" style:font-weight-asian="bold" style:font-weight-complex="bold"/>
    </style:style>
    <style:style style:name="P29" style:family="paragraph" style:parent-style-name="Standard">
      <style:paragraph-properties fo:text-align="justify" style:justify-single-word="false"/>
      <style:text-properties fo:font-weight="bold" officeooo:rsid="003b8a23" officeooo:paragraph-rsid="003b8a23" style:font-weight-asian="bold" style:font-weight-complex="bold"/>
    </style:style>
    <style:style style:name="P30" style:family="paragraph" style:parent-style-name="Standard">
      <style:paragraph-properties fo:text-align="justify" style:justify-single-word="false"/>
      <style:text-properties fo:font-weight="bold" officeooo:rsid="001eb876" officeooo:paragraph-rsid="001eb876" style:font-weight-asian="bold" style:font-weight-complex="bold"/>
    </style:style>
    <style:style style:name="P31" style:family="paragraph" style:parent-style-name="Standard">
      <style:paragraph-properties fo:text-align="justify" style:justify-single-word="false"/>
      <style:text-properties fo:font-weight="bold" officeooo:rsid="002651e2" officeooo:paragraph-rsid="002651e2" style:font-weight-asian="bold" style:font-weight-complex="bold"/>
    </style:style>
    <style:style style:name="P32" style:family="paragraph" style:parent-style-name="Standard">
      <style:paragraph-properties fo:text-align="justify" style:justify-single-word="false"/>
      <style:text-properties fo:font-weight="bold" officeooo:rsid="005dee4f" officeooo:paragraph-rsid="005dee4f" style:font-weight-asian="bold" style:font-weight-complex="bold"/>
    </style:style>
    <style:style style:name="P33" style:family="paragraph" style:parent-style-name="Standard">
      <style:paragraph-properties fo:text-align="justify" style:justify-single-word="false"/>
      <style:text-properties officeooo:rsid="001eb876" officeooo:paragraph-rsid="001eb876"/>
    </style:style>
    <style:style style:name="P34" style:family="paragraph" style:parent-style-name="Standard">
      <style:paragraph-properties fo:text-align="justify" style:justify-single-word="false"/>
      <style:text-properties officeooo:rsid="001eb876" officeooo:paragraph-rsid="0021d7b9"/>
    </style:style>
    <style:style style:name="P35" style:family="paragraph" style:parent-style-name="Standard">
      <style:paragraph-properties fo:text-align="justify" style:justify-single-word="false"/>
      <style:text-properties officeooo:rsid="001eb876" officeooo:paragraph-rsid="002447aa"/>
    </style:style>
    <style:style style:name="P36" style:family="paragraph" style:parent-style-name="Standard">
      <style:paragraph-properties fo:text-align="justify" style:justify-single-word="false"/>
      <style:text-properties officeooo:rsid="00281ac6" officeooo:paragraph-rsid="002651e2"/>
    </style:style>
    <style:style style:name="P37" style:family="paragraph" style:parent-style-name="Standard">
      <style:paragraph-properties fo:text-align="justify" style:justify-single-word="false"/>
      <style:text-properties officeooo:rsid="00281ac6" officeooo:paragraph-rsid="00281ac6"/>
    </style:style>
    <style:style style:name="P38" style:family="paragraph" style:parent-style-name="Standard">
      <style:paragraph-properties fo:text-align="justify" style:justify-single-word="false"/>
      <style:text-properties officeooo:rsid="00281ac6" officeooo:paragraph-rsid="00296626"/>
    </style:style>
    <style:style style:name="P39" style:family="paragraph" style:parent-style-name="Standard">
      <style:paragraph-properties fo:text-align="justify" style:justify-single-word="false"/>
      <style:text-properties officeooo:rsid="003b8a23" officeooo:paragraph-rsid="003b8a23"/>
    </style:style>
    <style:style style:name="P40" style:family="paragraph" style:parent-style-name="Standard">
      <style:paragraph-properties fo:text-align="justify" style:justify-single-word="false"/>
      <style:text-properties officeooo:rsid="0021d7b9" officeooo:paragraph-rsid="002447aa"/>
    </style:style>
    <style:style style:name="P41" style:family="paragraph" style:parent-style-name="Standard">
      <style:paragraph-properties fo:text-align="justify" style:justify-single-word="false"/>
      <style:text-properties officeooo:rsid="002651e2" officeooo:paragraph-rsid="002651e2"/>
    </style:style>
    <style:style style:name="P42" style:family="paragraph" style:parent-style-name="Standard">
      <style:paragraph-properties fo:text-align="justify" style:justify-single-word="false"/>
      <style:text-properties officeooo:rsid="00296626" officeooo:paragraph-rsid="00296626"/>
    </style:style>
    <style:style style:name="P43" style:family="paragraph" style:parent-style-name="Standard">
      <style:paragraph-properties fo:text-align="justify" style:justify-single-word="false"/>
      <style:text-properties officeooo:rsid="00296626" officeooo:paragraph-rsid="002a4c0c"/>
    </style:style>
    <style:style style:name="P44" style:family="paragraph" style:parent-style-name="Standard">
      <style:paragraph-properties fo:text-align="justify" style:justify-single-word="false"/>
      <style:text-properties officeooo:rsid="00296626" officeooo:paragraph-rsid="00399143"/>
    </style:style>
    <style:style style:name="P45" style:family="paragraph" style:parent-style-name="Standard">
      <style:paragraph-properties fo:text-align="justify" style:justify-single-word="false"/>
      <style:text-properties officeooo:rsid="002a4c0c" officeooo:paragraph-rsid="002a4c0c"/>
    </style:style>
    <style:style style:name="P46" style:family="paragraph" style:parent-style-name="Standard">
      <style:paragraph-properties fo:text-align="justify" style:justify-single-word="false"/>
      <style:text-properties officeooo:rsid="002c45fb" officeooo:paragraph-rsid="00373170"/>
    </style:style>
    <style:style style:name="P47" style:family="paragraph" style:parent-style-name="Standard">
      <style:paragraph-properties fo:text-align="justify" style:justify-single-word="false"/>
      <style:text-properties officeooo:rsid="00373170" officeooo:paragraph-rsid="0033ea7a"/>
    </style:style>
    <style:style style:name="P48" style:family="paragraph" style:parent-style-name="Standard">
      <style:paragraph-properties fo:text-align="justify" style:justify-single-word="false"/>
      <style:text-properties officeooo:rsid="00373170" officeooo:paragraph-rsid="00373170"/>
    </style:style>
    <style:style style:name="P49" style:family="paragraph" style:parent-style-name="Standard">
      <style:paragraph-properties fo:text-align="justify" style:justify-single-word="false"/>
      <style:text-properties officeooo:rsid="00379263" officeooo:paragraph-rsid="00379263"/>
    </style:style>
    <style:style style:name="P50" style:family="paragraph" style:parent-style-name="Standard">
      <style:paragraph-properties fo:text-align="justify" style:justify-single-word="false"/>
      <style:text-properties officeooo:rsid="00399143" officeooo:paragraph-rsid="00399143"/>
    </style:style>
    <style:style style:name="P51" style:family="paragraph" style:parent-style-name="Standard">
      <style:paragraph-properties fo:text-align="justify" style:justify-single-word="false"/>
      <style:text-properties officeooo:rsid="00399143" officeooo:paragraph-rsid="0039f0ec"/>
    </style:style>
    <style:style style:name="P52" style:family="paragraph" style:parent-style-name="Standard">
      <style:paragraph-properties fo:text-align="justify" style:justify-single-word="false"/>
      <style:text-properties officeooo:rsid="00399143" officeooo:paragraph-rsid="004c0be4"/>
    </style:style>
    <style:style style:name="P53" style:family="paragraph" style:parent-style-name="Standard">
      <style:paragraph-properties fo:text-align="justify" style:justify-single-word="false"/>
      <style:text-properties officeooo:rsid="0039f0ec" officeooo:paragraph-rsid="0039f0ec"/>
    </style:style>
    <style:style style:name="P54" style:family="paragraph" style:parent-style-name="Standard">
      <style:paragraph-properties fo:text-align="justify" style:justify-single-word="false"/>
      <style:text-properties officeooo:paragraph-rsid="0039f0ec"/>
    </style:style>
    <style:style style:name="P55" style:family="paragraph" style:parent-style-name="Standard">
      <style:paragraph-properties fo:text-align="justify" style:justify-single-word="false"/>
      <style:text-properties officeooo:rsid="003d6cec" officeooo:paragraph-rsid="003d6cec"/>
    </style:style>
    <style:style style:name="P56" style:family="paragraph" style:parent-style-name="Standard">
      <style:paragraph-properties fo:text-align="justify" style:justify-single-word="false"/>
      <style:text-properties officeooo:rsid="00452dc2" officeooo:paragraph-rsid="004c0be4"/>
    </style:style>
    <style:style style:name="P57" style:family="paragraph" style:parent-style-name="Standard">
      <style:paragraph-properties fo:text-align="justify" style:justify-single-word="false"/>
      <style:text-properties officeooo:rsid="004c0be4" officeooo:paragraph-rsid="004c0be4"/>
    </style:style>
    <style:style style:name="P58" style:family="paragraph" style:parent-style-name="Standard">
      <style:paragraph-properties fo:text-align="justify" style:justify-single-word="false"/>
      <style:text-properties officeooo:rsid="004d9445" officeooo:paragraph-rsid="004d9445"/>
    </style:style>
    <style:style style:name="P59" style:family="paragraph" style:parent-style-name="Standard">
      <style:paragraph-properties fo:text-align="justify" style:justify-single-word="false"/>
      <style:text-properties officeooo:rsid="004a7616" officeooo:paragraph-rsid="004a7616"/>
    </style:style>
    <style:style style:name="P60" style:family="paragraph" style:parent-style-name="Standard">
      <style:paragraph-properties fo:text-align="justify" style:justify-single-word="false"/>
      <style:text-properties officeooo:rsid="0052c616" officeooo:paragraph-rsid="0052c616"/>
    </style:style>
    <style:style style:name="P61" style:family="paragraph" style:parent-style-name="Standard">
      <style:paragraph-properties fo:text-align="justify" style:justify-single-word="false" fo:break-before="page"/>
      <style:text-properties fo:font-weight="bold" officeooo:rsid="002651e2" officeooo:paragraph-rsid="002651e2" style:font-weight-asian="bold" style:font-weight-complex="bold"/>
    </style:style>
    <style:style style:name="P62" style:family="paragraph" style:parent-style-name="Standard">
      <style:paragraph-properties fo:text-align="justify" style:justify-single-word="false" fo:break-before="page"/>
      <style:text-properties fo:font-weight="bold" officeooo:rsid="0039f0ec" officeooo:paragraph-rsid="0039f0ec" style:font-weight-asian="bold" style:font-weight-complex="bold"/>
    </style:style>
    <style:style style:name="P63" style:family="paragraph" style:parent-style-name="Standard">
      <style:paragraph-properties fo:text-align="justify" style:justify-single-word="false" fo:break-before="page"/>
      <style:text-properties officeooo:rsid="0039f0ec" officeooo:paragraph-rsid="0039f0ec"/>
    </style:style>
    <style:style style:name="P64"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bold" officeooo:rsid="00452dc2" officeooo:paragraph-rsid="004c0be4" style:font-weight-asian="bold" style:font-weight-complex="bold"/>
    </style:style>
    <style:style style:name="P65"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bold" officeooo:rsid="004d9445" officeooo:paragraph-rsid="004d9445" style:font-weight-asian="bold" style:font-weight-complex="bold"/>
    </style:style>
    <style:style style:name="P66"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bold" officeooo:rsid="005440e5" officeooo:paragraph-rsid="005440e5" style:font-weight-asian="bold" style:font-weight-complex="bold"/>
    </style:style>
    <style:style style:name="P67"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normal" officeooo:rsid="0058a365" officeooo:paragraph-rsid="0058a365" style:font-weight-asian="normal" style:font-weight-complex="normal"/>
    </style:style>
    <style:style style:name="P68"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normal" officeooo:rsid="0059731f" officeooo:paragraph-rsid="0059731f" style:font-weight-asian="normal" style:font-weight-complex="normal"/>
    </style:style>
    <style:style style:name="P69" style:family="paragraph" style:parent-style-name="Standard" style:list-style-name="L1">
      <style:paragraph-properties fo:text-align="justify" style:justify-single-word="false"/>
      <style:text-properties officeooo:rsid="002f00a3" officeooo:paragraph-rsid="00336e82"/>
    </style:style>
    <style:style style:name="P70" style:family="paragraph" style:parent-style-name="Standard" style:list-style-name="L1">
      <style:paragraph-properties fo:text-align="justify" style:justify-single-word="false"/>
      <style:text-properties officeooo:rsid="00336e82" officeooo:paragraph-rsid="00336e82"/>
    </style:style>
    <style:style style:name="P71" style:family="paragraph" style:parent-style-name="Standard" style:list-style-name="L1">
      <style:paragraph-properties fo:text-align="justify" style:justify-single-word="false"/>
      <style:text-properties officeooo:rsid="0033ea7a" officeooo:paragraph-rsid="0033ea7a"/>
    </style:style>
    <style:style style:name="P72"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bold" officeooo:rsid="005f8bfc" officeooo:paragraph-rsid="005f8bfc" style:font-weight-asian="bold" style:font-weight-complex="bold"/>
    </style:style>
    <style:style style:name="P73"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bold" officeooo:rsid="005c5fc3" officeooo:paragraph-rsid="005c5fc3" style:font-weight-asian="bold" style:font-weight-complex="bold"/>
    </style:style>
    <style:style style:name="P74"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f8bfc" officeooo:paragraph-rsid="005f8bfc" style:font-weight-asian="normal" style:font-weight-complex="normal"/>
    </style:style>
    <style:style style:name="P75"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5bce7e" officeooo:paragraph-rsid="005bce7e" style:font-weight-asian="normal" style:font-weight-complex="normal"/>
    </style:style>
    <style:style style:name="P76"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60d7e2" officeooo:paragraph-rsid="0060d7e2" style:font-weight-asian="normal" style:font-weight-complex="normal"/>
    </style:style>
    <style:style style:name="P77"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bold" officeooo:rsid="005bce7e" officeooo:paragraph-rsid="005bce7e" style:font-weight-asian="bold" style:font-weight-complex="bold"/>
    </style:style>
    <style:style style:name="P78"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bold" officeooo:rsid="005f8bfc" officeooo:paragraph-rsid="005f8bfc" style:font-weight-asian="bold" style:font-weight-complex="bold"/>
    </style:style>
    <style:style style:name="P79"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bold" officeooo:rsid="005c5fc3" officeooo:paragraph-rsid="005c5fc3" style:font-weight-asian="bold" style:font-weight-complex="bold"/>
    </style:style>
    <style:style style:name="T1" style:family="text">
      <style:text-properties officeooo:rsid="00205d2c"/>
    </style:style>
    <style:style style:name="T2" style:family="text">
      <style:text-properties officeooo:rsid="00281ac6"/>
    </style:style>
    <style:style style:name="T3" style:family="text">
      <style:text-properties officeooo:rsid="00296626"/>
    </style:style>
    <style:style style:name="T4" style:family="text">
      <style:text-properties officeooo:rsid="002a4c0c"/>
    </style:style>
    <style:style style:name="T5" style:family="text">
      <style:text-properties officeooo:rsid="002fbdd1"/>
    </style:style>
    <style:style style:name="T6" style:family="text">
      <style:text-properties officeooo:rsid="00373170"/>
    </style:style>
    <style:style style:name="T7" style:family="text">
      <style:text-properties fo:font-variant="normal" fo:text-transform="none" fo:color="#000000" fo:letter-spacing="normal" fo:font-weight="normal" style:font-weight-asian="normal" style:font-weight-complex="normal"/>
    </style:style>
    <style:style style:name="T8" style:family="text">
      <style:text-properties fo:font-variant="normal" fo:text-transform="none" fo:color="#000000" style:font-name="sans-serif" fo:font-size="10.5pt" fo:letter-spacing="normal" fo:font-style="normal" fo:font-weight="normal" style:font-weight-asian="normal" style:font-weight-complex="normal"/>
    </style:style>
    <style:style style:name="T9" style:family="text">
      <style:text-properties fo:font-variant="normal" fo:text-transform="none" fo:color="#000000" style:font-name="sans-serif" fo:font-size="10.5pt" fo:letter-spacing="normal" fo:font-style="normal" fo:font-weight="normal" officeooo:rsid="0039f0ec" style:font-weight-asian="normal" style:font-weight-complex="normal"/>
    </style:style>
    <style:style style:name="T10" style:family="text">
      <style:text-properties fo:font-variant="normal" fo:text-transform="none" fo:color="#000000" style:font-name="sans-serif" fo:font-size="10.5pt" fo:letter-spacing="normal" fo:font-style="normal" fo:font-weight="normal" officeooo:rsid="003b8319" style:font-weight-asian="normal" style:font-weight-complex="normal"/>
    </style:style>
    <style:style style:name="T11" style:family="text">
      <style:text-properties fo:font-variant="normal" fo:text-transform="none" fo:color="#000000" style:font-name="sans-serif" fo:font-size="10.5pt" fo:letter-spacing="normal" fo:font-style="normal" fo:font-weight="normal" officeooo:rsid="003f2e98" style:font-weight-asian="normal" style:font-weight-complex="normal"/>
    </style:style>
    <style:style style:name="T12" style:family="text">
      <style:text-properties fo:font-variant="normal" fo:text-transform="none" fo:color="#000000" style:font-name="sans-serif" fo:font-size="10.5pt" fo:letter-spacing="normal" fo:font-style="normal" fo:font-weight="normal" officeooo:rsid="004608f5" style:font-weight-asian="normal" style:font-weight-complex="normal"/>
    </style:style>
    <style:style style:name="T13" style:family="text">
      <style:text-properties fo:font-variant="normal" fo:text-transform="none" fo:color="#000000" style:font-name="sans-serif" fo:font-size="10.5pt" fo:letter-spacing="normal" fo:font-style="normal" fo:font-weight="normal" officeooo:rsid="004e6186" style:font-weight-asian="normal" style:font-weight-complex="normal"/>
    </style:style>
    <style:style style:name="T14" style:family="text">
      <style:text-properties fo:font-variant="normal" fo:text-transform="none" fo:color="#000000" style:font-name="sans-serif" fo:font-size="10.5pt" fo:letter-spacing="normal" fo:font-style="normal" fo:font-weight="bold" style:font-weight-asian="bold" style:font-weight-complex="bold"/>
    </style:style>
    <style:style style:name="T15" style:family="text">
      <style:text-properties fo:font-variant="normal" fo:text-transform="none" fo:color="#000000" style:font-name="sans-serif" fo:font-size="10.5pt" fo:letter-spacing="normal" fo:font-style="normal" fo:font-weight="bold" officeooo:rsid="0048f5d9" style:font-weight-asian="bold" style:font-weight-complex="bold"/>
    </style:style>
    <style:style style:name="T16"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font-weight-asian="normal" style:font-weight-complex="normal"/>
    </style:style>
    <style:style style:name="T17"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39f0ec" style:text-blinking="false" fo:background-color="#ffffff" loext:char-shading-value="0" style:font-weight-asian="normal" style:font-weight-complex="normal"/>
    </style:style>
    <style:style style:name="T18" style:family="text">
      <style:text-properties fo:color="#000000" fo:font-weight="normal" officeooo:rsid="0039f0ec" style:font-weight-asian="normal" style:font-weight-complex="normal"/>
    </style:style>
    <style:style style:name="T19" style:family="text">
      <style:text-properties fo:color="#000000" fo:font-weight="bold" officeooo:rsid="0039f0ec" style:font-weight-asian="bold" style:font-weight-complex="bold"/>
    </style:style>
    <style:style style:name="T20" style:family="text">
      <style:text-properties fo:color="#000000" fo:font-weight="bold" officeooo:rsid="0048f5d9" style:font-weight-asian="bold" style:font-weight-complex="bold"/>
    </style:style>
    <style:style style:name="T21" style:family="text">
      <style:text-properties officeooo:rsid="00399143"/>
    </style:style>
    <style:style style:name="T22" style:family="text">
      <style:text-properties officeooo:rsid="0039f0ec"/>
    </style:style>
    <style:style style:name="T23" style:family="text">
      <style:text-properties officeooo:rsid="00412e23"/>
    </style:style>
    <style:style style:name="T24" style:family="text">
      <style:text-properties officeooo:rsid="0047caed"/>
    </style:style>
    <style:style style:name="T25" style:family="text">
      <style:text-properties officeooo:rsid="004a4256"/>
    </style:style>
    <style:style style:name="T26" style:family="text">
      <style:text-properties fo:font-weight="bold" style:font-weight-asian="bold" style:font-weight-complex="bold"/>
    </style:style>
    <style:style style:name="T27" style:family="text">
      <style:text-properties officeooo:rsid="004c0be4"/>
    </style:style>
    <style:style style:name="T28" style:family="text">
      <style:text-properties officeooo:rsid="004e6186"/>
    </style:style>
    <style:style style:name="T29" style:family="text">
      <style:text-properties officeooo:rsid="00505de4"/>
    </style:style>
    <style:style style:name="T30" style:family="text">
      <style:text-properties officeooo:rsid="0052c616"/>
    </style:style>
    <style:style style:name="T31" style:family="text">
      <style:text-properties officeooo:rsid="0054205b"/>
    </style:style>
    <style:style style:name="T32" style:family="text">
      <style:text-properties officeooo:rsid="005630ad"/>
    </style:style>
    <style:style style:name="T33" style:family="text">
      <style:text-properties officeooo:rsid="00571c5c"/>
    </style:style>
    <style:style style:name="T34" style:family="text">
      <style:text-properties officeooo:rsid="005ae8ce"/>
    </style:style>
    <style:style style:name="T35" style:family="text">
      <style:text-properties officeooo:rsid="005dee4f"/>
    </style:style>
    <style:style style:name="T36" style:family="text">
      <style:text-properties fo:font-weight="normal" style:font-weight-asian="normal" style:font-weight-complex="normal"/>
    </style:style>
    <style:style style:name="T37" style:family="text">
      <style:text-properties officeooo:rsid="00600e71"/>
    </style:style>
    <style:style style:name="T38" style:family="text">
      <style:text-properties officeooo:rsid="0060d7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ichał Glinka AAL Zadanie 7</text:p>
      <text:p text:style-name="P33"/>
      <text:p text:style-name="P29">T7 - Grupy odcinków</text:p>
      <text:p text:style-name="P39"/>
      <text:p text:style-name="P39">Dany jest zbiór odcinków na płaszczyźnie w postaci uporządkowanych czwórek (x1, y1, x2, y2). Część z odcinków może się między sobą przecinać. O odcinkach które się przecinają mówimy, że są połączone. Własność "łączności" odcinków jesr przechodnia, tzn. jeżeli odcinek A jest połaczony z B, natomiast B z C to A jest również połaczony z C. Opracować algorytm, który znajduje wszystkie rozłączne (nie połączone miedzy sobą) grupy powiązanych odcinków. Porównać czas obliczeń i wyniki różnych metod.</text:p>
      <text:p text:style-name="P39"/>
      <text:p text:style-name="P39"/>
      <text:p text:style-name="P33"/>
      <text:p text:style-name="P30">Dokumentacja <text:span text:style-name="T30">projektowa</text:span></text:p>
      <text:p text:style-name="P33"/>
      <text:p text:style-name="P34">Problem znalezienia rozłącznych grup<text:span text:style-name="T1"> odcinków</text:span> możemy rozbić na dwa niezależne problemy<text:span text:style-name="T1">. Pierwszym z nich jest znalezienie relacji łączących odcinki, czyli znalezienia wszystkich przecięć odcinków na płaszczyźnie. Następnie jeśli każdy odcinek potraktujemy jak wierzchołek grafu zaś relację łączenia zamienimy na połączenie dwóch odcinków krawędzią, to znalezienie rozłącznych grup odcinków będzie równoważne ze znalezieniem wszystkich składowch spójnych tak stworzonego grafu.</text:span></text:p>
      <text:p text:style-name="P34"/>
      <text:p text:style-name="P40">Do rozwiązania tego problemu użytkownikowi zostanie udostępniona klasa PlanarIntersections. Udostępnia ona metody umożliwiające wczytanie<text:span text:style-name="T30">, bądź wygenerowanie</text:span> danych dla których problem ma być rozwiązany. Metody <text:span text:style-name="T30">tej klasy</text:span> pozwalają <text:span text:style-name="T30">również </text:span>użytkownikowi <text:span text:style-name="T30">na </text:span>wybranie metody za pomocą której zostaną rozwiązane poszczególne algorytmy. Po wpisaniu do struktury danych i wybraniu odpowiednich algorytmów użytkownik może otrzymać rozwiązanie <text:span text:style-name="T30">problemu wraz z ilością czasu potrzebną na znalezienie rozwiązania</text:span>.</text:p>
      <text:p text:style-name="P35"/>
      <text:p text:style-name="P40">Informacje na temat zapisanych odcinków przechowywane są w klasie Segment. Zawiera ona informacje o współrzędnych punktów początku oraz końca odcinka, a także współrzędne wektora AB. Najważniejszą metodą tej klasy jest metoda, która pozwala określic czy i gdzie dwa odcinki się przecinają. Dodatkowo udostępnia metody służące do generacji losowych odcinków o podanych właściwościach takich jak: szerokość i wysokość obszaru na którym mają się pojawić oraz średnia długość odcinka (w metryce Manhattan). Na potrzeby jednego z algorytmów klasa Segment udostępnia również metody zwracające obiekt przechowujący informacje o początkowym punkcie lub końcu odcinka.<text:span text:style-name="T30"> Posiada również metody umożliwiające dostęp do pozostałych pól odcinka.</text:span></text:p>
      <text:p text:style-name="P35"/>
      <text:p text:style-name="P59">Dodatkową klasą ułatwiającą prezentację danych jest klasa Point, która symbolizuje pojedynczy punkt płaszczyzny. Udostępnia ona metody pozwalające określić rodzaj punktu (początek, koniec odcinka albo punkt przecięcia dwóch odcinków). <text:span text:style-name="T30">Posiada również metody, które</text:span> pozwala<text:span text:style-name="T30">ją</text:span> dodatkowo otrzymać <text:span text:style-name="T30">odcinek</text:span> do któr<text:span text:style-name="T30">ego</text:span> należy ten punkt<text:span text:style-name="T30">, jakiego typu jest punkt oraz jeśli jest punktem przecięcia to z jakim odcinkiem przecina się odcinek do którego należy.</text:span></text:p>
      <text:p text:style-name="P59"/>
      <text:p text:style-name="P60">Do znalezienia <text:span text:style-name="T31">składowych spójnych grafu za pomocą list rozłącznych została stworzona specjalna klasa DisjontSets, która udostępnia funkcje listy rozłącznej takie jak: MakeSet, Union, Find, które pozwalają na szybkie znalezienia składowych spójnych grafu. Pozwala również na przekazanie tych grup jako wektora grup.</text:span></text:p>
      <text:p text:style-name="P35"/>
      <text:p text:style-name="P31"/>
      <text:p text:style-name="P61">Problem 1. Znalezienie przecięć odcinków na płaszczyźnie.</text:p>
      <text:p text:style-name="P31"/>
      <text:p text:style-name="P41"><text:span text:style-name="T26">Algorytm 1.</text:span> Przeszukiwanie naiwne - algorytm polegający na sprawdzeniu każdej pary odcinków i jeśli się przecinają to dodanie ich punktu przecięcia do wektora przecięć. <text:span text:style-name="T2">Dokładna ilość sprawdzeń <text:s/>przecięć odcinków wynosi n(n - 2)/2. Zatem niezależnie od rodzaju danych złożoność tego algorytmu wynosi O(n^2).</text:span></text:p>
      <text:p text:style-name="P36"/>
      <text:p text:style-name="P58">Pseudokod:</text:p>
      <text:p text:style-name="P36"/>
      <text:p text:style-name="P37">Point* findNaiveIntersections(Segment s[])</text:p>
      <text:p text:style-name="P37">{</text:p>
      <text:p text:style-name="P37"><text:tab/>Point intersections[];</text:p>
      <text:p text:style-name="P37"><text:tab/>double x, y;</text:p>
      <text:p text:style-name="P37"><text:tab/>for( Segment s1 : s)</text:p>
      <text:p text:style-name="P37"><text:tab/><text:tab/>for( Segment s2 : s)</text:p>
      <text:p text:style-name="P37"><text:tab/><text:tab/><text:tab/>if( s1.intersect(s2, x, y) ) <text:s text:c="2"/>intersections.push_back( Point(x, y) );</text:p>
      <text:p text:style-name="P37"><text:tab/>return intersections;</text:p>
      <text:p text:style-name="P37">}</text:p>
      <text:p text:style-name="P37"/>
      <text:p text:style-name="P37"><text:span text:style-name="T26">Algorytm 2.</text:span> Dekompozycja wymiarowa - ulepszenie algorytmu naiwnego. Na początku rzutujemy wszystkie odcinki na jedną z osi układu współrzędnych i sortujemy je <text:s/>rosnąco po współrzędnej leżącej na tej osi. Następnie podążamy następującym schematem:</text:p>
      <text:p text:style-name="P37"/>
      <text:p text:style-name="P38">Rozpoczynamy z pustym zbiorem otwartych odcinków i posortowaną tablicą punktów. Kolejno wybieramy punkty z posortowanej tablicy. Jeśli punkt jest początkiem odcinka to dodajemy ten odcinek do zbioru otwartych odcinków i sprawdzamy czy nie przecina się z żadnym ze znajdujących się tam odcinków, a jeśli tak to <text:s/>dodajemy ich punkt przecięcia do zbioru przecięć. Jeśli punkt jest końcem odcinka to usuwamy ten odcinek ze zbioru otwartych odcinków. Algorytm ten składa się z dwóch części: sortowania oraz sprawdzania kolizji. <text:span text:style-name="T3">Sortowanie za pomocą quicksorta ma złożoność oczekiwaną O(n log n). W skrajnych przypadkach O( n^2 ). Następnie należy określić złożoność samego sprawdzania przecinania się odcinków. Ilość wykonywanych porównań będzie proporcjonalna do kwadratu średniej ilości odcinków przeciętych przez dowolną linię prostopadłą do osi układu. Ta liczba jest wprost proporcjonalna do liczby wszystkich odcinków zatem ten algorytm również ma złożoność O(n^2) jednak faktyczna ilośc operacji będzie dla naturalnych przypadków znacznie mniejsza od algorytmu naiwnego, ponieważ zwykle porównywane ze sobą będzie około (a/b) * n odcinków gdzie a i b to wymiary minimalnego prostokąta ograniczającego wszystkie odcinki i a &lt; b.</text:span></text:p>
      <text:p text:style-name="P38"/>
      <text:p text:style-name="P42">Pseudokod:</text:p>
      <text:p text:style-name="P38"/>
      <text:p text:style-name="P42">Point* findDecompositionIntersections(Segment s[])</text:p>
      <text:p text:style-name="P42">{</text:p>
      <text:p text:style-name="P42"><text:tab/>Point intersections[];</text:p>
      <text:p text:style-name="P42"><text:tab/>Segment openedSegments[];</text:p>
      <text:p text:style-name="P42"><text:tab/>Point points[];</text:p>
      <text:p text:style-name="P45"><text:tab/>double x,y;</text:p>
      <text:p text:style-name="P42"><text:tab/>for( Segment s1 : s)</text:p>
      <text:p text:style-name="P42"><text:tab/>{</text:p>
      <text:p text:style-name="P42"><text:tab/><text:tab/>points.push_back(s1.getBeginning()); </text:p>
      <text:p text:style-name="P42"><text:tab/><text:tab/>points.push_back(s1.getEnd());</text:p>
      <text:p text:style-name="P42"><text:tab/>}</text:p>
      <text:p text:style-name="P42"><text:tab/>sort(points.begin(), points.end(), greater() );</text:p>
      <text:p text:style-name="P42"><text:soft-page-break/><text:tab/>for( p : points)</text:p>
      <text:p text:style-name="P42"><text:tab/>{</text:p>
      <text:p text:style-name="P43"><text:span text:style-name="T4"><text:tab/><text:tab/>Segment currentSegment = p.getSegment();</text:span><text:tab/><text:tab/></text:p>
      <text:p text:style-name="P43"><text:span text:style-name="T4"><text:tab/><text:tab/></text:span>if( p.isBeginning() )</text:p>
      <text:p text:style-name="P42"><text:tab/><text:tab/>{</text:p>
      <text:p text:style-name="P45"><text:tab/><text:tab/><text:tab/>for( Segment s1 : openedSegments )</text:p>
      <text:p text:style-name="P45"><text:tab/><text:tab/><text:tab/><text:tab/>if( currentSegment.intersects( s1, x, y )</text:p>
      <text:p text:style-name="P45"><text:tab/><text:tab/><text:tab/><text:tab/><text:tab/>intersections.push_back(Point(x,y));</text:p>
      <text:p text:style-name="P45"><text:tab/><text:tab/><text:tab/>openedSegments.push_back( currentSegment );</text:p>
      <text:p text:style-name="P45"><text:tab/><text:tab/>}</text:p>
      <text:p text:style-name="P45"><text:tab/><text:tab/>if( p.isEnd() )</text:p>
      <text:p text:style-name="P45"><text:tab/><text:tab/>{</text:p>
      <text:p text:style-name="P45"><text:tab/><text:tab/><text:tab/>intersections.delete( currentSegment );</text:p>
      <text:p text:style-name="P45"><text:tab/><text:tab/>}</text:p>
      <text:p text:style-name="P45"><text:tab/>}</text:p>
      <text:p text:style-name="P45"><text:tab/>return intersections;</text:p>
      <text:p text:style-name="P45">}</text:p>
      <text:p text:style-name="P45"/>
      <text:p text:style-name="P46"><text:span text:style-name="T26">Algorytm 3. </text:span>Algorytm Ottman-Bentley.<text:span text:style-name="T6"> </text:span>Jest to bardzo dobrze opisany algorytm opraty o sweep line. <text:span text:style-name="T6">Wszystkie przecięcia znajdą się w stworzonej tablicy przecięć. </text:span>Na początku inicjalizujemy kolejkę priorytetową Q, której priorytetem jest jedna ze współrzędnych i która zawierać w sobie będzie wszystkie punkty początkowe i końcowe odcinków. Dodatkowo tworzymy, początkowo puste samobalansujące się drzewo T, uporządkowane wg drugiej współrzędnej, które będzie przechowywało "otwarte" odcinki.<text:span text:style-name="T6"> Następnie póki w kolejce Q znajdują się jakieś punkty usuwamy z niej punkt p o najniższej współrzędnej porządkującej kolejkę i zależnie od własności punktu wykonujemy różne akcje:</text:span></text:p>
      <text:list xml:id="list1003995803508237229" text:style-name="L1">
        <text:list-item>
          <text:p text:style-name="P69">jeśli punkt jest początkiem odcinka <text:span text:style-name="T5">to dodajemy go do drzewa T. Znajdujemy (jeśli istnieją) punkty r i s znajdujące się z bezpośrednim sąsiedztwie punktu p. Spradzamy czy punkty przecięcia odcinków dla punktów rp i ps mogą zostać umieszczone do kolejki Q za punktem p. Jeśli tak to dodajemy je do kolejki priorytetowej Q oraz tablicy przecięć. Dodatkowo jeśli w kolejce Q istnieje przecięcie punktów r i s to usuwamy je.</text:span></text:p>
        </text:list-item>
        <text:list-item>
          <text:p text:style-name="P70">jeśli punkt p jest końcem odcinka to usuwamy ten punkt z drzewa T. Znajdujemy (jeśli istnieją) punkty r i s, które przed usunięciem <text:s/>były bezpośrednimi sąsiadami p i jesli przecięcie odcinków dla punktów rs istnieje i można je umieścić do kolejki Q za punkt p, to umieszczamy je tam.</text:p>
        </text:list-item>
        <text:list-item>
          <text:p text:style-name="P71">jeśli punkt p jest punktem przecięcia dwóch odcinków <text:span text:style-name="T6">r oraz u </text:span>to <text:span text:style-name="T6">dodajemy go do tablicy wszystkich przecięć. Jeśli tak to znajdujemy bezpośrednich sąsiadów s oraz t punktów r oraz u. Następne zamieniamy miejscami w drzewie punkty r oraz u. Usuwamy z kolejki Q punkty przecięć odcinków rs oraz tu, a jeśli istnieją przecięcia rt lub su to dodajemy je do kolejki Q.</text:span></text:p>
        </text:list-item>
      </text:list>
      <text:p text:style-name="P47"/>
      <text:p text:style-name="P32">Uwaga! <text:span text:style-name="T36">Algorytm Ottmana-Bentleya może wymagać większej precyzji potrzebnej do obliczania punktów przecięć niż jest zapewniana przez uniwersalne komputery. W związku z tym istnieje możliwość, że dla wygenerowanych danych algorytm ten nie będzie w stanie znaleźć rozwiązania o czym poinformuje na ekranie użytkownika. Do poprawnie policzonej precyzji algorytm może wymagać aż pięć razy więcej bitów precyzji niż posiadają dane wejściowe.</text:span></text:p>
      <text:p text:style-name="P47"/>
      <text:p text:style-name="P48">Po opróżnieniu kolejki Q w tablicy przecięć znajdą się wszystkie punkty przecięć odcinków. </text:p>
      <text:p text:style-name="P49"/>
      <text:p text:style-name="P49">Podczas wykonywania się algorytmu w kolejce Q w dowolnym momencie mogą znajdować się tylko końce odcinków oraz punkty przecięć sąsiadujących ze sobą odcinków. Zatem nie będzie w niej więcej niż 3n - 1 elementów. Wszystkich elementów w kolejce Q, którymi będziemy się <text:soft-page-break/>zajmować będzie 2n + k, gdzie n to ilość odcinków a k przecięć między odcinkami. <text:span text:style-name="T27">Kolejkę Q również realizujemy jako binarne, samobalansujące się drzewo. </text:span>Operacje związane z dowolnym punktem wykonują się w czasie logarytmicznym, zatem złożoność tego algorytmu można przybliżyć jako : O( (n+k) log n ). Będzie to (n log n) dla małych k oraz O( n^2 log n ) dla gęstych <text:span text:style-name="T27">układów odcinków na płaszczyźnie.</text:span></text:p>
      <text:p text:style-name="P49"/>
      <text:p text:style-name="P49">Pseudokod:</text:p>
      <text:p text:style-name="P49"/>
      <text:p text:style-name="P57">Point* findOttmanBentleyIntersections( Segment s[] )</text:p>
      <text:p text:style-name="P50"><text:tab/>priority_queue Q;<text:tab/>//sorted by x-coordinate</text:p>
      <text:p text:style-name="P50"><text:tab/>BST_tree T;<text:tab/><text:tab/>//sorted by y-coordinate</text:p>
      <text:p text:style-name="P50"><text:tab/>Point[] intersections;</text:p>
      <text:p text:style-name="P50"/>
      <text:p text:style-name="P50"><text:tab/><text:span text:style-name="T3">for( Segment s1 : s)</text:span></text:p>
      <text:p text:style-name="P44"><text:tab/>{</text:p>
      <text:p text:style-name="P44"><text:tab/><text:tab/><text:span text:style-name="T21">Q</text:span>.push_back(s1.getBeginning()); </text:p>
      <text:p text:style-name="P44"><text:tab/><text:tab/><text:span text:style-name="T21">Q</text:span>.push_back(s1.getEnd());</text:p>
      <text:p text:style-name="P44"><text:tab/>}</text:p>
      <text:p text:style-name="P44"/>
      <text:p text:style-name="P50"><text:tab/>while( ! Q.isEmpty() )</text:p>
      <text:p text:style-name="P50"><text:tab/>{</text:p>
      <text:p text:style-name="P50"><text:tab/><text:tab/>Point p = Q.popMin();</text:p>
      <text:p text:style-name="P50"><text:tab/><text:tab/>if( p.isBeginning() ) {</text:p>
      <text:p text:style-name="P50"><text:tab/><text:tab/><text:tab/>Segment segE = p.getSegment();</text:p>
      <text:p text:style-name="P50"><text:tab/><text:tab/><text:tab/>T.insert( segE );</text:p>
      <text:p text:style-name="P50"><text:tab/><text:tab/><text:tab/>Segment segA = T.get_prev( segE );</text:p>
      <text:p text:style-name="P50"><text:tab/><text:tab/><text:tab/>Segement segB = T.get_next( segE );</text:p>
      <text:p text:style-name="P50"><text:tab/><text:tab/><text:tab/>if( segE.intersect( segA, x, y) ) Q.insert( Point(x, y) );</text:p>
      <text:p text:style-name="P50"><text:tab/><text:tab/><text:tab/>if( segE.intersect( segB, x, y) ) Q.insert( Point(x, y) );</text:p>
      <text:p text:style-name="P50"><text:tab/><text:tab/><text:tab/>if( segA.intersect( segB, x, y) ) Q.delete( Ponit(x, y) );<text:tab/><text:tab/></text:p>
      <text:p text:style-name="P50"><text:tab/><text:tab/>}<text:tab/></text:p>
      <text:p text:style-name="P50"><text:tab/><text:tab/>else if( p.isEnd() ){</text:p>
      <text:p text:style-name="P50"><text:tab/><text:tab/><text:tab/>Segment segE = p.getSegment();</text:p>
      <text:p text:style-name="P50"><text:tab/><text:tab/><text:tab/>Segment segA = T.get_prev( segE );</text:p>
      <text:p text:style-name="P50"><text:tab/><text:tab/><text:tab/>Segement segB = T.get_next( segE );</text:p>
      <text:p text:style-name="P50"><text:tab/><text:tab/><text:tab/>T.delete( segE );</text:p>
      <text:p text:style-name="P50"><text:tab/><text:tab/><text:tab/>if( segA.intersect( segB, x, y) ) Q.insert( Ponit(x, y) );</text:p>
      <text:p text:style-name="P50"><text:tab/><text:tab/>} else { //point is an intersections</text:p>
      <text:p text:style-name="P51"><text:tab/><text:tab/><text:tab/><text:span text:style-name="T22">intersections.push_back( p );</text:span></text:p>
      <text:p text:style-name="P51"><text:span text:style-name="T22"><text:tab/><text:tab/><text:tab/></text:span>Segment segE1, segE2 = p.getSegments();</text:p>
      <text:p text:style-name="P53"><text:tab/><text:tab/><text:tab/>Segment segA = T.get_prev( segE1 );</text:p>
      <text:p text:style-name="P53"><text:tab/><text:tab/><text:tab/>Segment segB = T.get_next( segE2 );</text:p>
      <text:p text:style-name="P53"><text:tab/><text:tab/><text:tab/>T.swap( segE1, segE2 );</text:p>
      <text:p text:style-name="P53"><text:tab/><text:tab/><text:tab/><text:span text:style-name="T21">f( segE</text:span>1<text:span text:style-name="T21">.intersect( seg</text:span>B<text:span text:style-name="T21">, x, y) ) Q.insert( Point(x, y) );</text:span></text:p>
      <text:p text:style-name="P51"><text:tab/><text:tab/><text:tab/>if( segE<text:span text:style-name="T22">2</text:span>.intersect( seg<text:span text:style-name="T22">A</text:span>, x, y) ) Q.insert( Point(x, y) );</text:p>
      <text:p text:style-name="P51"><text:tab/><text:tab/><text:tab/>if( seg<text:span text:style-name="T22">E1</text:span>.intersect( seg<text:span text:style-name="T22">A</text:span>, x, y) ) Q.delete( Ponit(x, y) );<text:tab/></text:p>
      <text:p text:style-name="P51"><text:span text:style-name="T22"><text:tab/><text:tab/><text:tab/></text:span>if( seg<text:span text:style-name="T22">E2</text:span>.intersect( segB, x, y) ) Q.delete( Ponit(x, y) );</text:p>
      <text:p text:style-name="P53"><text:tab/><text:tab/>}</text:p>
      <text:p text:style-name="P51"><text:span text:style-name="T22"><text:tab/>}</text:span><text:tab/></text:p>
      <text:p text:style-name="P52"><text:tab/><text:span text:style-name="T22">return intersections;</text:span><text:tab/><text:tab/> </text:p>
      <text:p text:style-name="P57">}</text:p>
      <text:p text:style-name="P51"/>
      <text:p text:style-name="P5"><text:soft-page-break/></text:p>
      <text:p text:style-name="P64">Podsumowanie algorytmów do znajdowania przecięć</text:p>
      <text:p text:style-name="P4"/>
      <text:p text:style-name="P56"><text:span text:style-name="T8">Dane wygenerowane do testowania można podzielić na dwa rodzaje ze względu na gęstość występowania odcinków. Celem programu jest znalezienie wszystkich przecięć między odcinkami, więc dla ciasno upakowanych odcinków ilość ich przecięć będzie proporcjonalna do kwadratu ich ilości. Wtedy najszybszym algorytmem powinien być algorytm nawiny, który wykona podobną ilość sprawdzeń przecięć pomiędzy odcinkami co pozostałe algorytmy, pozbawiony jest jednak początkowego sortowania. </text:span><text:span text:style-name="T12">Im mniej na danej płaszczyźnie znajduje się przecięć pomiedzy odcinkami tym szybciej w porównaniu do algorytmu naiwnego działać będą pozostałe dwa algorytmy, które dla bardzo małych k ( ilości przecięć odcinków ) będa osiągać złożoność rzędu O( nlogn ). Najszybciej z tych trzech algorytmów powinien działać algorytm Ottman-Bentley. Jego wadą jednak jest największa złożoność pamięciowa oraz trudna implementacja.</text:span></text:p>
      <text:p text:style-name="P62">Problem 2. Znalezienie spójnych składowych grafu.</text:p>
      <text:p text:style-name="P51"/>
      <text:p text:style-name="P54"><text:span text:style-name="T19">Algorytm </text:span><text:span text:style-name="T20">4</text:span><text:span text:style-name="T19">. </text:span><text:span text:style-name="T18">BFS - d</text:span><text:span text:style-name="T8">anymi wejściowymi dla algorytmu jest reprezentacja grafu w postaci </text:span><text:span text:style-name="T16">listy sąsiedztwa wierzchołkó</text:span><text:span text:style-name="T17">w</text:span><text:span text:style-name="T7"> </text:span><text:span text:style-name="T8">oraz </text:span><text:span text:style-name="T13">tablica wierzchołków. Tworzymy tablicę określającą czy dany wierzchołek został odwiedzony. Na początku żaden wierzchołek nie jest odwiedzony. Dodatkowo tworzymy zmienną current_group oznaczającą numer grupy do której nalezy dany wierzchołek inicjalizowaną zerem. Dla każdego wierzchołka grafu sprawdzamy czy został odwiedzony. Jeśli tak to przechodzimy do następnego wierzchołka. Jeśli nie to dodajemy go do kolejki FIFO Q i ustawiamy jego grupę na wartość zmiennej current_group. Następnie póki kolejka nie jest pusta usuwamy z niej najwcześniej dodany wierzchołek p i każdego jego nieodwiedzonego sąsiada ustalamy jako odwiedzonego, dodajemy do kolejki Q oraz ustawiamy mu wartość grupy na current_group. Po opróżnieniu kolejki Q podnosimy o 1 wartość zmiennej current_group.</text:span><text:span text:style-name="T9"> W najgorszym przypadku przeszukiwanie wszerz musi przebyć wszystkie krawędzie prowadzące do wszystkich węzłów, złożonośc czasowa przeszukiwania wszerz wynosi O( n + k ), gdzie n to ilość odcinków, a k to ilość ich przecięć. Dla gęstych odcinków będzie ona wynosić O( n^2 ).</text:span></text:p>
      <text:p text:style-name="P13"/>
      <text:p text:style-name="P2">Pseudokod:</text:p>
      <text:p text:style-name="P2"><text:tab/></text:p>
      <text:p text:style-name="P3">void findBFSComponents( Segment&amp; segments[] )</text:p>
      <text:p text:style-name="P3">{</text:p>
      <text:p text:style-name="P3"><text:tab/><text:span text:style-name="T23">bool visited[];<text:tab/>//initially all are false</text:span></text:p>
      <text:p text:style-name="P14"><text:tab/>fifo_queue <text:span text:style-name="T28">Q</text:span>;</text:p>
      <text:p text:style-name="P14"><text:tab/>int group_index;</text:p>
      <text:p text:style-name="P14"><text:tab/>for( Segment s : segments )</text:p>
      <text:p text:style-name="P14"><text:tab/>{</text:p>
      <text:p text:style-name="P14"><text:tab/><text:tab/>int index = s.getIndex();</text:p>
      <text:p text:style-name="P14"><text:tab/><text:tab/>if( visited[index] ) continue;</text:p>
      <text:p text:style-name="P14"/>
      <text:p text:style-name="P14"><text:tab/><text:tab/><text:span text:style-name="T28">Q</text:span>.push();</text:p>
      <text:p text:style-name="P14"><text:tab/><text:tab/>++group_index;</text:p>
      <text:p text:style-name="P2"><text:tab/><text:span text:style-name="T23"><text:tab/>visited[index] = true;</text:span></text:p>
      <text:p text:style-name="P14"><text:tab/><text:tab/>s.setGroup( group_index );</text:p>
      <text:p text:style-name="P14"><text:tab/><text:tab/>while(!<text:span text:style-name="T28">Q</text:span>.empty())</text:p>
      <text:p text:style-name="P14"><text:tab/><text:tab/>{</text:p>
      <text:p text:style-name="P14"><text:tab/><text:tab/><text:tab/>Segment segA = <text:span text:style-name="T28">Q</text:span>.front();</text:p>
      <text:p text:style-name="P14"><text:tab/><text:tab/><text:tab/>index = s.getIndex();</text:p>
      <text:p text:style-name="P14"><text:tab/><text:tab/><text:tab/>Segment * neighbours = s.getNeighbours();</text:p>
      <text:p text:style-name="P14"><text:tab/><text:tab/><text:tab/>for( Segment n : neighbours )</text:p>
      <text:p text:style-name="P14"><text:tab/><text:tab/><text:tab/>{</text:p>
      <text:p text:style-name="P14"><text:tab/><text:tab/><text:tab/><text:tab/>if( visited[n.getIndex()] ) continue;</text:p>
      <text:p text:style-name="P14"><text:tab/><text:tab/><text:tab/><text:tab/></text:p>
      <text:p text:style-name="P14"><text:tab/><text:tab/><text:tab/><text:tab/>visited[n.getIndex()] = true;</text:p>
      <text:p text:style-name="P14"><text:tab/><text:tab/><text:tab/><text:tab/><text:span text:style-name="T28">Q</text:span>.push( n );</text:p>
      <text:p text:style-name="P14"><text:tab/><text:tab/><text:tab/><text:tab/>n-&gt;setGroup(group_index);</text:p>
      <text:p text:style-name="P14"><text:tab/><text:tab/><text:tab/>}</text:p>
      <text:p text:style-name="P14"><text:tab/><text:tab/><text:tab/><text:span text:style-name="T28">Q</text:span>.pop();</text:p>
      <text:p text:style-name="P14"><text:tab/><text:tab/>}</text:p>
      <text:p text:style-name="P14"><text:tab/>}</text:p>
      <text:p text:style-name="P14">}</text:p>
      <text:p text:style-name="P13"/>
      <text:p text:style-name="P27"/>
      <text:p text:style-name="P63"><text:span text:style-name="T14">Algorytm </text:span><text:span text:style-name="T15">5</text:span><text:span text:style-name="T14">.</text:span><text:span text:style-name="T10"> Znajdowanie składowych spójnych za pomocą list rozłącznych. Na początku dla każdego wierzchołka grafu tworzymy oddzielną listę. Następnie dla każdej krawędzi sprawdzamy czy dwa wierzchołki należą do różnych list. Jeśli tak to łaczymy te listy. Na koniec otrzymujemy zbiór list grafów rozłącznych. W dobrze zaimplementowanej liście rozłącznej wszystkie te operacje mają złożoność O(a(n)), gdzie a(n) to wolno-rosnąca odwrotność funkcji Ackermann'a. Zatem złożoność tego algorytmu to: O( (n + k)a(n) ).</text:span></text:p>
      <text:p text:style-name="P1"/>
      <text:p text:style-name="P55"><text:span text:style-name="T10">P</text:span><text:span text:style-name="T8">seudokod:</text:span></text:p>
      <text:p text:style-name="P2"><text:tab/></text:p>
      <text:p text:style-name="P2">void findUnionSetComponents( Segment&amp; segments[], Point intersections[] )</text:p>
      <text:p text:style-name="P2">{</text:p>
      <text:p text:style-name="P2"><text:tab/>union_set graph;</text:p>
      <text:p text:style-name="P2"><text:tab/>for( Segment s : segments )</text:p>
      <text:p text:style-name="P2"><text:tab/><text:tab/>graph.makeSet( s );</text:p>
      <text:p text:style-name="P2"><text:tab/></text:p>
      <text:p text:style-name="P2"><text:tab/>for( Point p : intersections )</text:p>
      <text:p text:style-name="P2"><text:tab/>{</text:p>
      <text:p text:style-name="P55"><text:span text:style-name="T8"><text:tab/><text:tab/></text:span><text:span text:style-name="T11">Segment segA, segB = p.getSegments();</text:span></text:p>
      <text:p text:style-name="P3"><text:tab/><text:tab/>if( graph.find( segA ) != graph.find( segB ) ) {</text:p>
      <text:p text:style-name="P3"><text:tab/><text:tab/><text:tab/>graph.union( find( segA ), find( segB ) );</text:p>
      <text:p text:style-name="P3"><text:tab/><text:tab/>}</text:p>
      <text:p text:style-name="P3"><text:tab/>}</text:p>
      <text:p text:style-name="P3"/>
      <text:p text:style-name="P3"><text:tab/>int index = 0;</text:p>
      <text:p text:style-name="P3"><text:tab/>for( Set current_set : graph.getSets() )</text:p>
      <text:p text:style-name="P3"><text:tab/>{</text:p>
      <text:p text:style-name="P3"><text:tab/><text:tab/>for( Segment s : current_set )</text:p>
      <text:p text:style-name="P3"><text:tab/><text:tab/><text:tab/>s.setGroupIndex( index );</text:p>
      <text:p text:style-name="P3"><text:tab/></text:p>
      <text:p text:style-name="P3"><text:tab/><text:tab/>++index;</text:p>
      <text:p text:style-name="P3"><text:tab/>}</text:p>
      <text:p text:style-name="P3">}<text:tab/><text:tab/> </text:p>
      <text:p text:style-name="P3"/>
      <text:p text:style-name="P3"/>
      <text:p text:style-name="P6">Widać zatem, że dla opisanego wyżej problemu znacznie bardziej wymagającym obliczeniowo zadaniem jest znalezienie przecięć odcinków. Złożoność całego algorytmu będzie zatem określona poprzez złożoność algorytmu wybranego do znalezienia przecięć odcinków na płaszczyźnie. </text:p>
      <text:p text:style-name="P7"/>
      <text:p text:style-name="P26">Podsumowanie algorytmów do znajdowania składowych spójnych grafów</text:p>
      <text:p text:style-name="P8"/>
      <text:p text:style-name="P9">Do znalezienia składowych spójnych <text:span text:style-name="T24">grafu lepszym algorytmem jest algorytm BFS, który dla tej samej złożoności pamieciowej zapewnia lepszą złożość obliczeniową. Algorytm oparty o listy rozłączne pozwala jednak na znacznie szybsze kontrolowanie stanu składowych spójnych grafu podczas dodawania i usuwania z niego odcinków. Różnią się również wymaganym przedstawieniem grafu potrzebnym do ich sprawnego działania. Algorytm BFS oczekuje, że każdy wierzchołek będzie posiadał listę swoich sąsiadów. Natomiast jako dane do algorytmu opartego o listy rozłączne podajemy ilość wierzchołków oraz listę wszystkich ich przecięć. </text:span></text:p>
      <text:p text:style-name="P9"/>
      <text:p text:style-name="P9"/>
      <text:p text:style-name="P10"/>
      <text:p text:style-name="P65">Podsumowanie</text:p>
      <text:p text:style-name="P10"/>
      <text:p text:style-name="P10">Do znalezienia najlepszego <text:span text:style-name="T29">rozwiązania</text:span> problemu przetestowane zostaną następujące połączenia algorytmów : </text:p>
      <text:p text:style-name="P10"/>
      <text:p text:style-name="P10">Algorytm 1 + Algorytm 4 -&gt; spodziewana złożoność O( n^2 )</text:p>
      <text:p text:style-name="P10"/>
      <text:p text:style-name="P10">Algorytm 2 + Algorytm 4 -&gt; spodziewana złożoność O( n^2 )<text:span text:style-name="T25">, O( n logn ) dla rzadkiego rozmieszczenia odcinków</text:span></text:p>
      <text:p text:style-name="P10"/>
      <text:p text:style-name="P10">Algorytm 3 + Algorytm 4 -&gt; spodziewana złożoność O( nlogn ) dla rzadkiego rozmieszczenia odcinków oraz O( n^2 log n ) dla gęstego</text:p>
      <text:p text:style-name="P10"/>
      <text:p text:style-name="P11">Algorytm 1 + Algorytm <text:span text:style-name="T25">5</text:span> -&gt; spodziewana złożoność O( n^2 )</text:p>
      <text:p text:style-name="P11"/>
      <text:p text:style-name="P11">Algorytm 2 + Algorytm <text:span text:style-name="T25">5</text:span> -&gt; spodziewana złożoność O( n^2 )<text:span text:style-name="T25">, O( n logn ) dla rzadkiego rozmieszczenia odcinków</text:span></text:p>
      <text:p text:style-name="P11"/>
      <text:p text:style-name="P11">Algorytm 3 + Algorytm <text:span text:style-name="T25">5</text:span> -&gt; spodziewana złożoność O( nlogn ) dla rzadkiego rozmieszczenia odcinków oraz O( n^2 log n ) dla gęstego</text:p>
      <text:p text:style-name="P11"/>
      <text:p text:style-name="P12">Widać zatem, że niezależnie czy używamy algorytmu 4 czy 5 spodziewana złożoność obliczeniowa się nie zmienia. Mimo tego<text:span text:style-name="T29">,</text:span> rozwiązania zawierające algorytm 5 powinny działać nieznacznie wolniej od tych korzystajacych z algorytmu 4.</text:p>
      <text:p text:style-name="P12"/>
      <text:p text:style-name="P15">Dla losowo generowanych danych połączeniem najszybciej generującym poprawne rozwiązanie powinno się okazać : algorytm 3 + algorytm 4.</text:p>
      <text:p text:style-name="P15"/>
      <text:p text:style-name="P66">Wykorzystane klasy:</text:p>
      <text:p text:style-name="P16"/>
      <text:p text:style-name="P16"><text:span text:style-name="T26">PlanarIntersections</text:span> - klasa główna, udostępniająca metody użytkownikowi pozwalające na generowanie danych, wczytywanie ich, wybranie sposobów rozwiązania problemu oraz samo znalezienie rozwiązanie i jego wizualizację.</text:p>
      <text:p text:style-name="P16"/>
      <text:p text:style-name="P17">addSegment - metoda pozwalająca na dodanie do istniejącej płaszczyzny nowego odcinka. <text:s/>Jako argumenty może przyjąć cztery liczby zmiennoprzecinkowe lub gotowy element klasy Segment.</text:p>
      <text:p text:style-name="P17"/>
      <text:p text:style-name="P17">generateSegment - metoda która automatycznie generuje podaną przez użytkownika ilość odcinków. Dodatkowo pozwala na ograniczenie maksymalnej długości tych odcinków w metryce Manhattan. Wywołanie tej metody powoduje wyczyszczenie poprzednio dodanych <text:s/>odcinków.</text:p>
      <text:p text:style-name="P17"/>
      <text:p text:style-name="P17">solve - metoda tworząca rozwiązanie problemu połączonych odcinków dla odcinków dodanych wcześniej przez użytkownika lub wygenerowanych. Wartość zwracana informuje czy udało się znaleźć rozwiązanie.</text:p>
      <text:p text:style-name="P17"/>
      <text:p text:style-name="P17">solveWithTime - metoda analogiczna do poprzedniej<text:span text:style-name="T32">, wypisująca jednak na ekran dodatkowo czas jaki maszynie zajęło znalezienie rozwiązania.</text:span></text:p>
      <text:p text:style-name="P17"/>
      <text:p text:style-name="P18">printResults - metoda do stosowania po znalezieniu rozwiązania. Wypisuje na ekran informacje o każdym odcinku, dodanym do klasy. </text:p>
      <text:p text:style-name="P18"/>
      <text:p text:style-name="P18">visualize - metoda do stosowania po znalezieniu rozwiązania. Pozwala na wizualizację rozwiązania problemu. Na ekranie zostaje stworzone nowe okno na którym narysowane zotają wszystkie odcinki. Odcinki połączone ze sobą są rysowane w tym samym kolorze. Dodatkowo pozwala na narysowanie czerwonego kwadratu w miejscu każdego przecięcia.</text:p>
      <text:p text:style-name="P18"/>
      <text:p text:style-name="P18">getIntersectionSolver - zwraca obecnie używany algorytm znajdowania przecięć odcinków</text:p>
      <text:p text:style-name="P18"/>
      <text:p text:style-name="P18">setIntersectionSolver - pozwala na zmianę obecnie używanego algorytmu znajdowania przecięć odcinków</text:p>
      <text:p text:style-name="P18"/>
      <text:p text:style-name="P18">getGraphSolver - zwraca obecnie używany algorytm znajdowania składowych spójnych</text:p>
      <text:p text:style-name="P18"/>
      <text:p text:style-name="P18">setGraphSolver - pozwala na zmianę obecnie używanego algorytmu do znajdowania składowych spójnych</text:p>
      <text:p text:style-name="P18"/>
      <text:p text:style-name="P18">drawSquares - zwraca wartość czy obecnie są rysowane kwadraty podczas wizualizacji</text:p>
      <text:p text:style-name="P18"/>
      <text:p text:style-name="P18">setDrawSquares - pozwala <text:span text:style-name="T33">na zmianę wartości odpowiadającej za rysowanie kwadratów</text:span></text:p>
      <text:p text:style-name="P18"/>
      <text:p text:style-name="P19">getMin - zwraca minimalną wartość współrzędnych generowanych odcinków</text:p>
      <text:p text:style-name="P19"/>
      <text:p text:style-name="P19">setMin - pozwala na zmianę minimalnej wartości współrzędnych generowanych odcinków</text:p>
      <text:p text:style-name="P19"/>
      <text:p text:style-name="P19">getMax - zwraca maksymalną wartość współrzędnych generowanych odcinków</text:p>
      <text:p text:style-name="P19"/>
      <text:p text:style-name="P19">addSquare - dodaje do wektora kwadratów, nowy kwadrat symbolizujący przecięcie podczas wizualizacji</text:p>
      <text:p text:style-name="P19"/>
      <text:p text:style-name="P19">squares - wektor przechowujący współrzędne kwadratów do wizualizacji przecięć</text:p>
      <text:p text:style-name="P19">segments - wektor przechuwujący dane o odcinkach, z których zostanie znalezione rozwiązanie</text:p>
      <text:p text:style-name="P19">min, max - minimalna i maksymalna współrzędna generowanych odcinków</text:p>
      <text:p text:style-name="P19"><text:soft-page-break/>graph_solver, intersection_solver - rodzaj algorytmu wykorzystywanego do znalezienia rozwiązań podproblemów: składowych spójnych oraz przecięć odcinków</text:p>
      <text:p text:style-name="P19">draw_squares - określa czy należy rysować kwadraty podczas wizualizacji</text:p>
      <text:p text:style-name="P19"/>
      <text:p text:style-name="P19"/>
      <text:p text:style-name="P19">Funkcje : naive, sorted_naive, OttmanBentley, BFS oraz disjointSetFind realizują opisane wcześniej algorytmy rozwiązujące podproblemy zadania. Zwracają wartość określającą czy udało się poprawnie znaleźć rozwiązanie problemu.</text:p>
      <text:p text:style-name="P19"/>
      <text:p text:style-name="P19"/>
      <text:p text:style-name="P19">Funkcje: computeBeginningPoint, computeEndPoint oraz computeCrossingPoint realizują przetwarzanie kolejno: początkowych, końcowych punktów oraz przecięć przez algorytm OttmanBentley.</text:p>
      <text:p text:style-name="P67"><text:span text:style-name="T26">SegmentData</text:span> - klasa przechowująca dane pojedynczego odcinkach</text:p>
      <text:p text:style-name="P20"/>
      <text:p text:style-name="P20">getIndex - zwraca numer indeksu odcinka w wektorze odcinków</text:p>
      <text:p text:style-name="P20"/>
      <text:p text:style-name="P20">getNeighbours - zwraca wektor wskaźnik na klasy SementData odcinków, które przecinają się z danym odcinkiem</text:p>
      <text:p text:style-name="P20"/>
      <text:p text:style-name="P20">setGroup - zmienia obecną wartość grupy odcinka</text:p>
      <text:p text:style-name="P20"/>
      <text:p text:style-name="P20">x1, y1, x2, y2 - współrzędne początku i końca odcinkach</text:p>
      <text:p text:style-name="P20">s_x, s_y - współrzędne wektora tworzącego ten odcinek</text:p>
      <text:p text:style-name="P20">special_intersection - specjalna współrzędna do określania, który punkt jest większy podczas algorytmu Ottmana-Bentleya dla pionowych odcinków</text:p>
      <text:p text:style-name="P20">neighbours - wektor odcinków sąsiadujących z danym odcinkiem</text:p>
      <text:p text:style-name="P20">line[2] - struktura przechowująca dane potrzebne do rysowania odcinka</text:p>
      <text:p text:style-name="P20">color - kolor odcinka</text:p>
      <text:p text:style-name="P20">group - grupa do której należy odcinek</text:p>
      <text:p text:style-name="P20">index - numer indeksu odcinka w wektorze odcinków</text:p>
      <text:p text:style-name="P20">number - unikalny numer odcinka, niezmienny (index może się zmienić)</text:p>
      <text:p text:style-name="P67"><text:span text:style-name="T26">Point</text:span> - klasa reprezentująca punkt na płaszczyźnie. Wyróżniamy trzy rodzaje punktów: początek odcinka, koniec odcinka oraz przecięcie dwóch odcinków. Początek odcinka zawsze leży niewyżej i niebardziej w prawo niż jego koniec.</text:p>
      <text:p text:style-name="P20"/>
      <text:p text:style-name="P21">printInfo - wypisuje na konsolę informacje na temat punktu</text:p>
      <text:p text:style-name="P21"/>
      <text:p text:style-name="P21">getType - zwraca typ punktu: początek, koniec, przecięcie</text:p>
      <text:p text:style-name="P21"/>
      <text:p text:style-name="P21">getOwner - zwraca indeks w wektorze odcinków, odcinka, do którego należy punkt</text:p>
      <text:p text:style-name="P21"/>
      <text:p text:style-name="P21">getIntersection - zwraca indeks w wektorze odcinków, drugiego odcinka, z którym przecina się odcinek do którego należy punkt</text:p>
      <text:p text:style-name="P21"/>
      <text:p text:style-name="P21">setIntersection - zmienia dane odcinka z którym przecina się odcinek do którego należy punkt</text:p>
      <text:p text:style-name="P21"/>
      <text:p text:style-name="P21">getNumber - zwraca unikalny numer odcinka do którego należy punkt</text:p>
      <text:p text:style-name="P21"/>
      <text:p text:style-name="P21">cmp_point - struktura służąca do porównywania punktów. Zwraca prawdę jeśli punkt leży na lewo i poniżej drugiego punktu</text:p>
      <text:p text:style-name="P21"/>
      <text:p text:style-name="P21">x,y - wspołrzędne punktu na płaszczyźnie</text:p>
      <text:p text:style-name="P21">t - typ punktu</text:p>
      <text:p text:style-name="P21">owner, intersection - wskaźniki na dane odcinków: do którego należy punkt i z którym przecina się ten odcinek</text:p>
      <text:p text:style-name="P68"><text:span text:style-name="T26">Segment</text:span> - klasa reprezentująca pojedynczy odcinek. Pozwala na generowanie nowych odcinków za pomocą metod statycznych oraz na znajdowanie przecięć pomiedzy już istniejącymi.</text:p>
      <text:p text:style-name="P21"/>
      <text:p text:style-name="P21">intersects - zwraca wartośc określającą czy dane dwa odcinki przecinają się i jeśli tak to w jakim punkcie. Jako argumenty może przyjąć : odcinek ( jeśli nie interesuje nas punkt przecięcia ), odcinek oraz dwie liczby w które zostaną wpisane współrzędne przecięcia punktów lub wskaźnik na odcinek i dwie liczby.</text:p>
      <text:p text:style-name="P21"/>
      <text:p text:style-name="P21">generateSegment - tworzy losowy odcinek <text:span text:style-name="T34">mieszczący się w kwadracie o podanych ograniczeniach</text:span></text:p>
      <text:p text:style-name="P22"/>
      <text:p text:style-name="P22">generateLengthSegment - tworzy odcinek mieszczący się w kwadracie o podanych ograniczeniach i o długości w metryce Manhattan niewiększej niż podana</text:p>
      <text:p text:style-name="P22"/>
      <text:p text:style-name="P22">generateParallelSegment - tworzy odcinek równoległy do podanego i oddalony o niewięcej niż podana odległośc</text:p>
      <text:p text:style-name="P22"/>
      <text:p text:style-name="P22">generateSegmentFromStart - tworzy odcinek, którego poczatek lub koniec leży na podanym odcinku, a drugi koniec niedalej w metryce Manhattan niż podana odległość</text:p>
      <text:p text:style-name="P22"/>
      <text:p text:style-name="P22">resetIndex - resetuje wartość służącą do nadawania indeksów odcinkom podczas ich generacji</text:p>
      <text:p text:style-name="P22"/>
      <text:p text:style-name="P22">printInfo - wypisuje na ekran konsoli informację na temat danego odcinkach</text:p>
      <text:p text:style-name="P22"/>
      <text:p text:style-name="P22">printNeighbours - wypisuje na ekran konsoli wszystkie odcinki, z którymi przecina się dany odcinek</text:p>
      <text:p text:style-name="P22"/>
      <text:p text:style-name="P22">connect - dodaje dany odcinek do wektora sąsiadujących odcinków</text:p>
      <text:p text:style-name="P22"/>
      <text:p text:style-name="P22">getVertexes - zwraca punkty odcinka, potrzebne do jego narysowania na ekranie</text:p>
      <text:p text:style-name="P22"/>
      <text:p text:style-name="P22">getIndex - zwraca indeks odcinka w wektorze odcinków</text:p>
      <text:p text:style-name="P22"/>
      <text:p text:style-name="P22">getNeighbours - zwraca wektor danych sąsiadów odcinka</text:p>
      <text:p text:style-name="P22"/>
      <text:p text:style-name="P22">getBeginning - zwraca klasę Punkt, reprezentuącą początek odcinka</text:p>
      <text:p text:style-name="P22"/>
      <text:p text:style-name="P22">getEnd - zwraca klasę Punkt, reprezentującą koniec odcinka</text:p>
      <text:p text:style-name="P22"/>
      <text:p text:style-name="P22">getGroup - zwraca grupę, do której należy odcinek</text:p>
      <text:p text:style-name="P22"/>
      <text:p text:style-name="P22">sweepLineIntersection - zwraca Punkt, reprezentujący punkt przecięcia odcinka z "miotłą" podczas algorytmu Ottmana-Bentleya</text:p>
      <text:p text:style-name="P22"/>
      <text:p text:style-name="P22">setSweepLine - ustawia miejsce w którym znajduje się obecnie "miotła" podczas algorytmu Ottmana-Bentleya</text:p>
      <text:p text:style-name="P22"/>
      <text:p text:style-name="P22">swap - zamienia miejscami dane dwóch odcinków, zachowując jednak ich indeksy</text:p>
      <text:p text:style-name="P22"/>
      <text:p text:style-name="P22">setSpecialIntersection - zmienia wartość specjalnej zmiennej do porównywania punktów odcinków pionowych dla algorytmu Ottmana-Bentleya</text:p>
      <text:p text:style-name="P22"/>
      <text:p text:style-name="P22">isVertical - zwraca wartość określającą czy dany odcinek jest pionowych</text:p>
      <text:p text:style-name="P22"/>
      <text:p text:style-name="P22">getData - zwraca wskaźnik na klasę przechowującą dane odcinkach</text:p>
      <text:p text:style-name="P22"/>
      <text:p text:style-name="P22">cmp_ptr - struktura służąca porównywaniu odcinków do algorytmu Ottman-Bentley</text:p>
      <text:p text:style-name="P22"><text:soft-page-break/>data - wskaźnik na klasę przechowującą dane odcinka</text:p>
      <text:p text:style-name="P22">global_index - zmienna globalna, służąca do określania indeksów nowotworzonych odcinków</text:p>
      <text:p text:style-name="P22">sweep_line <text:s/>- zmienna określająca obecną współrzędną "miotły" podczas algorytmu Ottman-Bentley</text:p>
      <text:p text:style-name="P22"/>
      <text:p text:style-name="P22"/>
      <text:p text:style-name="P78">Generacja danych</text:p>
      <text:p text:style-name="P72"/>
      <text:p text:style-name="P74">Do generacji danych przez użytkownika zostały udostępnione statyczne metody klasy Segment pozwalające na generowanie odcinków o różnych właściwościach. Użytkownik może również podać własne współrzędne odcinków przekazując je przez standardowe wejście programu. Format danych odcinków : </text:p>
      <text:p text:style-name="P74">n </text:p>
      <text:p text:style-name="P74">x1 y1 x2 y2</text:p>
      <text:p text:style-name="P74">x1 y1 x2 y2 ...</text:p>
      <text:p text:style-name="P74"/>
      <text:p text:style-name="P74">gdzie n to liczba odcinków a x1,y1,x2,y2 to liczby zmienno przecinkowe określające kolejne współrzędne odcinka.</text:p>
      <text:p text:style-name="P74"/>
      <text:p text:style-name="P74">Generator danych pozwala na tworzenie płaszczyzn o praktycznie dowolnej gęstości odcinków. Stwarza to jednak pewne problemy związane z jakością działania algorytmu Ottman-Bentley. Do poprawnego działania algorytm ten wymaga dużej precyzji obliczeniowej. Generowanie danych <text:span text:style-name="T37">dla których istnieje pewnośc, że odległość pomiędzy kolejnymi przecięciami <text:s/>odcinków jest większa niż pewna zadana wartość jest niezwykle czasochłonna. Złożoność algorytmu, który dawał by taką pewność wynosi n^4 co prawie wyklucza zastosowanie go dla dużej ilości odcinków. Do rozwiązania tego problemu algorytm Ottman-Bentley jest wyposażony w dodatkowe sprawdzenia pozwalające mu określić czy dane z których korzysta są poprawne.</text:span></text:p>
      <text:p text:style-name="P77">Realna złożoność algorytmów:</text:p>
      <text:p text:style-name="P23"/>
      <text:p text:style-name="P23">Do badania faktycznej złożoności algorytmów zostały wykorzystane <text:span text:style-name="T38">trzy</text:span> rodzaje danych: </text:p>
      <text:p text:style-name="P23">z rzadkim ułożeniem odcinków<text:span text:style-name="T38">, średnim</text:span> oraz gęstym.</text:p>
      <text:p text:style-name="P23"/>
      <text:p text:style-name="P23">Dla rzadkiego ułożenia odcinków wyniki znajdują się w pliku wyniki_rzadkie.ods.</text:p>
      <text:p text:style-name="P23">Dane dla pierwszej iteracji algorytmu to : wielkość płaszczyzny 1500x1500, maksymalna długośc odcinka 75, ilość odcinków 3000. W każdej następnej iteracji ilość odcinków wzrastała o 3000, a szerokość i wysokość płaszczyzny o 450. Poprawnie została oceniona złożonośc dla algorytmów: naiwnego i naiwnego z sortowaniem. Algorytm Ottmana-Bentleya wykonywał się jednak szybciej niż było to przewidziane. Jego złożoność została wstępnie określona jako n log n , jednak dla bardzo małej ilości odcinków znajdujących się naraz w drzewie, operacje na tym drzewie są porównywalne z czasem stałym zamiast czasem logarytmicznym co mogło wpłynąć na zawyżenie oceny algorytmu. Dla podanych danych cięzko było zauważyć różnicę pomiędzy wykorzystaniem algorytmu BFS a disjoint_sets co jest spowodowane dużą różnicą pomiędzy czasem znajdowania rozwiązań podproblemów.</text:p>
      <text:p text:style-name="P23"/>
      <text:p text:style-name="P76">Najważniejszym testem był test dla odcinków o średnim zagęszczeniu na płaszczyźnie. Wyniki tych testów znajdują się w pliku wyniki_normal.ods. </text:p>
      <text:p text:style-name="P76">Dane dla pierwszej iteracji algorytmu to : wielkość płaszczyzny 1000x1000, maksymalna długość odcinka 100, ilośc odcinków 2000. Bardzo dobrze widać na nich różnicę pomiędzy algorytmem naiwnym a pozostałymi, dla których widać znaczną poprawę. Najszybszym algorytmem zgodnie z oczekiwaniami okazał się Ottman-Bentley. Jego złożoność była niższa niż przewidywana. Mogło to być spowodowane bardzo małymi rozmarami drzewa odcinków, dla którego operacje były wykonywane praktycznie w czasie stałym zamiast logarytmicznego. Dodatkowo pomóc mogła optymalizacja struktur wykorzystanych w algorytmie. Dla algorytmu naiwnego złożoność została przewidziana poprawnie. Algorytm nawiny poprzedzony sortowaniem rozwiązywał problem zgodnie z przewidywaną złożonością n log n. Jego czasy były nieznacznie gorsze od czasów wykonania przez algorytm Ottman-Bentley. Użycie algorytmu BFS lub algorytmu disjoint_set nie miało znaczącego wpływu na złożoność algorytmów. W większości przypadków algorytm BFS dawał nieznacznie lepsze rezultaty.</text:p>
      <text:p text:style-name="P23"/>
      <text:p text:style-name="P23">Dla gęstego ułożenia odcinków wyniki znajdują się w pliku wyniki_geste.ods</text:p>
      <text:p text:style-name="P24">Dane dla pierwszej iteracji algorytmu to : <text:s/>wielkość płaszczyzny 100000000x100000000, maksymalna długość odcinka 20000000, ilość odcinków 1000. W każdej następnej iteracji ilość odcinków wzrastała o 1000. Dla tego przypadku porównywane były tylko metody rozwiązywania pierwszego podproblemu tj znajdowania przecięć odcinków. Do znajdowania składowych spójnych grafu wykorzystano algorytm BFS. W tym przypadku wszystkie złożoności algorytmów zostały przewidziane poprawnie. Algortm naiwny oraz naiwny z sortowaniem potrzebowały podobnej ilości czasu na rozwiązanie zadania. Algorytm Ottman-Bentley potrzebował tego czasu znacznie więcej, co było zgodne z oczekiwaniami.</text:p>
      <text:p text:style-name="P24"/>
      <text:p text:style-name="P73"/>
      <text:p text:style-name="P79">Podsumowanie</text:p>
      <text:p text:style-name="P24"/>
      <text:p text:style-name="P24">Różnica pomiędzy algorytmami BFS a opartym o listy rozłączne jest bardzo niewielka. Algorytm BFS jest jednak w większości przypadków lepszy, ponieważ jego złożonośc jest mniejsza oraz implementacja prostsza. </text:p>
      <text:p text:style-name="P24"/>
      <text:p text:style-name="P24">Znajdowanie przecięć odcinków a płaszczyźnie natomiast zależy od spodziewanej ilości przecięć. Dla średniej i małej gęstości odcinków najszybszym algorytmem jest algorytm Ottmana-Bentleya. Jego wadą jest jednak duże skomplikowanie implementacji<text:span text:style-name="T35"> oraz wymagania odnośnie precyzji obliczeń. Istnieje możlwość, że dla podanego zestawu odcinków wymagana będzie większa precyzja niż jest w stanie zapewnić komputer, aby poprawnie znaleźć rozwiązanie. Jest on również znacznie wolniejszy od pozostałych algorytmów dla odcinków gęsto występujących. Jesli spodziewamy się bardzo dużej ilości przecięć wtedy najlepszy jest algorytm nawiny poprzedzony sortowaniem, który pozwala na szybkie znalezienie przecięć oraz posiada prostą implementację.</text:span></text:p>
      <text:p text:style-name="P24"/>
      <text:p text:style-name="P25">Dla ogólnego przypadku jednak najszybszym połaczeniem jest : </text:p>
      <text:p text:style-name="P28">Ottman-Bentley oraz B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22:29:06.272704448</meta:creation-date>
    <dc:date>2017-01-13T02:06:03.634069731</dc:date>
    <meta:editing-duration>PT2H41M5S</meta:editing-duration>
    <meta:editing-cycles>8</meta:editing-cycles>
    <meta:generator>LibreOffice/5.1.4.2$Linux_X86_64 LibreOffice_project/10m0$Build-2</meta:generator>
    <meta:document-statistic meta:table-count="0" meta:image-count="0" meta:object-count="0" meta:page-count="18" meta:paragraph-count="272" meta:word-count="3880" meta:character-count="28488" meta:non-whitespace-character-count="24598"/>
  </office:meta>
</office:document-meta>
</file>